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draw:shadow="visible" draw:shadow-offset-x="0.305cm" draw:shadow-offset-y="0.305cm" draw:shadow-color="#cccccc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draw:shadow="visible" draw:shadow-offset-x="0.305cm" draw:shadow-offset-y="0.305cm" draw:shadow-color="#cccccc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 draw:shadow="hidden" draw:shadow-offset-x="0.305cm" draw:shadow-offset-y="0.305cm" draw:shadow-color="#cccccc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305cm" draw:shadow-offset-y="0.305cm" draw:shadow-color="#cccccc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draw:shadow="visible" draw:shadow-offset-x="0.305cm" draw:shadow-offset-y="0.305cm" draw:shadow-color="#cccccc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959cm" svg:height="1.957cm" svg:x="7.293cm" svg:y="2.009cm">
          <text:p text:style-name="P1"><text:s/><text:span text:style-name="T1">L </text:span>interpre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965cm" svg:height="1.957cm" svg:x="8.287cm" svg:y="8.0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889cm" svg:y="7.652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492cm" svg:y="7.327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022cm" svg:y="6.965cm">
            <text:p text:style-name="P1"><text:span text:style-name="T2">Translation</text:span></text:p>
            <text:p text:style-name="P1"><text:span text:style-name="T2">toolcha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5.996cm" svg:height="1.957cm" svg:x="7.256cm" svg:y="12.621cm">
          <text:p text:style-name="P1">Flowgraphs of</text:p>
          <text:p text:style-name="P1"><text:span text:style-name="T1">L </text:span><text:span text:style-name="T2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0.369cm" svg:y1="4.477cm" svg:x2="10.369cm" svg:y2="6.695cm">
          <text:p/>
        </draw:line>
        <draw:line draw:style-name="gr5" draw:text-style-name="P2" draw:layer="layout" svg:x1="10.369cm" svg:y1="10.297cm" svg:x2="10.369cm" svg:y2="12.515cm">
          <text:p/>
        </draw:line>
        <draw:custom-shape draw:style-name="gr6" draw:text-style-name="P3" draw:layer="layout" svg:width="3.141cm" svg:height="1.957cm" svg:x="0.931cm" svg:y="16.854cm">
          <text:p text:style-name="P1"><text:span text:style-name="T1">C</text:span><text:span text:style-name="T2"> </text:span></text:p>
          <text:p text:style-name="P1"><text:span text:style-name="T2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025cm" svg:height="1.957cm" svg:x="8.962cm" svg:y="16.877cm">
          <text:p text:style-name="P1"><text:span text:style-name="T1">JVM</text:span><text:span text:style-name="T2"> </text:span></text:p>
          <text:p text:style-name="P1"><text:span text:style-name="T2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14cm" svg:height="1.957cm" svg:x="16.853cm" svg:y="16.855cm">
          <text:p text:style-name="P1"><text:span text:style-name="T1">CLI</text:span><text:span text:style-name="T2"> </text:span></text:p>
          <text:p text:style-name="P1"><text:span text:style-name="T2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0.369cm" svg:y1="14.964cm" svg:x2="2.531cm" svg:y2="16.765cm">
          <text:p/>
        </draw:line>
        <draw:line draw:style-name="gr5" draw:text-style-name="P2" draw:layer="layout" svg:x1="10.369cm" svg:y1="14.964cm" svg:x2="10.369cm" svg:y2="16.675cm">
          <text:p/>
        </draw:line>
        <draw:line draw:style-name="gr5" draw:text-style-name="P2" draw:layer="layout" svg:x1="10.369cm" svg:y1="14.964cm" svg:x2="18.387cm" svg:y2="16.675cm">
          <text:p/>
        </draw:line>
        <draw:custom-shape draw:style-name="gr4" draw:text-style-name="P3" draw:layer="layout" svg:width="3.141cm" svg:height="2.973cm" svg:x="0.977cm" svg:y="20.82cm">
          <text:p text:style-name="P1"><text:span text:style-name="T1">L</text:span><text:span text:style-name="T2"> </text:span></text:p>
          <text:p text:style-name="P1"><text:span text:style-name="T2">interpreter</text:span></text:p>
          <text:p text:style-name="P1"><text:span text:style-name="T2">in 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025cm" svg:height="2.95cm" svg:x="9.008cm" svg:y="20.843cm">
          <text:p text:style-name="P1"><text:span text:style-name="T1">L</text:span><text:span text:style-name="T2"> </text:span></text:p>
          <text:p text:style-name="P1"><text:span text:style-name="T2">interpreter</text:span></text:p>
          <text:p text:style-name="P1"><text:span text:style-name="T2">for </text:span><text:span text:style-name="T1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14cm" svg:height="2.972cm" svg:x="16.899cm" svg:y="20.821cm">
          <text:p text:style-name="P1"><text:span text:style-name="T1">L</text:span><text:span text:style-name="T2"> </text:span></text:p>
          <text:p text:style-name="P1"><text:span text:style-name="T2">interpreter</text:span></text:p>
          <text:p text:style-name="P1"><text:span text:style-name="T2">in </text:span><text:span text:style-name="T1">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.441cm" svg:y1="19.198cm" svg:x2="2.441cm" svg:y2="20.729cm">
          <text:p/>
        </draw:line>
        <draw:line draw:style-name="gr5" draw:text-style-name="P2" draw:layer="layout" svg:x1="10.549cm" svg:y1="19.198cm" svg:x2="10.549cm" svg:y2="20.729cm">
          <text:p/>
        </draw:line>
        <draw:line draw:style-name="gr5" draw:text-style-name="P2" draw:layer="layout" svg:x1="18.567cm" svg:y1="19.198cm" svg:x2="18.567cm" svg:y2="20.7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10-22T09:46:25</meta:creation-date>
    <dc:date>2008-11-12T14:38:46</dc:date>
    <dc:language>en-US</dc:language>
    <meta:editing-cycles>41</meta:editing-cycles>
    <meta:editing-duration>PT6H48M2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